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99cm" svg:height="8.999cm" svg:x="6.053cm" svg:y="6.0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3.2cm" svg:height="1.195cm" svg:x="17cm" svg:y="2.4cm">
          <draw:text-box>
            <text:p/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6:19:30.349928198</meta:creation-date>
    <dc:date>2016-04-10T10:46:02.990337385</dc:date>
    <meta:editing-duration>PT2M24S</meta:editing-duration>
    <meta:editing-cycles>8</meta:editing-cycles>
    <meta:generator>LibreOffice/4.2.8.2$Linux_X86_64 LibreOffice_project/420m0$Build-2</meta:generator>
    <meta:document-statistic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30" chart:maximum="180" chart:interval-major="10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244cm" svg:y="0.316cm" chart:style-name="ch2">
          <text:p>Chaga Brown Ale Apr 10'16</text:p>
        </chart:title>
        <chart:legend chart:legend-position="end" svg:x="13.333cm" svg:y="3.703cm" style:legend-expansion="high" chart:style-name="ch3"/>
        <chart:plot-area chart:style-name="ch4" chart:data-source-has-labels="both" svg:x="1.331cm" svg:y="1.301cm" svg:width="11.682cm" svg:height="6.538cm">
          <chartooo:coordinate-region svg:x="3.051cm" svg:y="1.5cm" svg:width="9.912cm" svg:height="4.181cm"/>
          <chart:axis chart:dimension="x" chart:name="primary-x" chart:style-name="ch5" chartooo:axis-type="auto">
            <chartooo:date-scale/>
            <chart:title svg:x="6.81cm" svg:y="8.01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.451cm" svg:y="5.5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hton</text:p>
              </table:table-cell>
              <table:table-cell office:value-type="string">
                <text:p>sparge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mashtun target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arge target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mp targe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1">
                <text:p>151</text:p>
              </table:table-cell>
              <table:table-cell office:value-type="float" office:value="164">
                <text:p>16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5">
                <text:p>155</text:p>
              </table:table-cell>
              <table:table-cell office:value-type="float" office:value="160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6">
                <text:p>156</text:p>
              </table:table-cell>
              <table:table-cell office:value-type="float" office:value="163">
                <text:p>16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163">
                <text:p>16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6">
                <text:p>156</text:p>
              </table:table-cell>
              <table:table-cell office:value-type="float" office:value="162">
                <text:p>16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">
                <text:p>163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">
                <text:p>167</text:p>
              </table:table-cell>
              <table:table-cell office:value-type="float" office:value="180">
                <text:p>1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8">
                <text:p>168</text:p>
              </table:table-cell>
              <table:table-cell office:value-type="float" office:value="180">
                <text:p>1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